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5" draw:id="id5" draw:layer="layout" svg:width="11.9cm" svg:height="15.8cm" svg:x="4.2cm" svg:y="9.8cm">
          <text:p text:style-name="P1">webChatWidget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5cm" svg:height="1.9cm" svg:x="9.8cm" svg:y="10.7cm">
          <text:p text:style-name="P1">webSocketClient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cm" svg:height="1.9cm" svg:x="4.8cm" svg:y="11.6cm"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.2cm" svg:height="2cm" svg:x="5.2cm" svg:y="7.4cm">
          <text:p text:style-name="P1">rtc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3cm" svg:height="2cm" svg:x="11.8cm" svg:y="14cm">
          <text:p text:style-name="P1">Text chat</text:p>
          <text:p text:style-name="P1">protoco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5cm" svg:y1="14cm" svg:x2="12.55cm" svg:y2="12.6cm" draw:start-shape="id1" draw:start-glue-point="0" draw:end-shape="id2" draw:end-glue-point="2" svg:d="m13450 14000v-700h-900v-700" svg:viewBox="0 0 901 1401">
          <text:p/>
        </draw:connector>
        <draw:connector draw:style-name="gr5" draw:text-style-name="P1" draw:layer="layout" svg:x1="7.4cm" svg:y1="8.4cm" svg:x2="9.8cm" svg:y2="11.65cm" draw:start-shape="id3" draw:start-glue-point="1" draw:end-shape="id2" svg:d="m7400 8400h1200v3250h1200" svg:viewBox="0 0 2401 3251">
          <text:p/>
        </draw:connector>
        <draw:custom-shape draw:style-name="gr4" draw:text-style-name="P1" xml:id="id4" draw:id="id4" draw:layer="layout" svg:width="5.6cm" svg:height="2.1cm" svg:x="2cm" svg:y="2.1cm">
          <text:p text:style-name="P1">WebChatWidget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5.4cm" svg:height="2.1cm" svg:x="3.1cm" svg:y="26.3cm">
          <text:p text:style-name="P1">medi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8cm" svg:y1="4.2cm" svg:x2="10.15cm" svg:y2="9.8cm" draw:start-shape="id4" draw:start-glue-point="2" draw:end-shape="id5" draw:end-glue-point="0" svg:d="m4800 4200v2800h5350v2800" svg:viewBox="0 0 5351 5601">
          <text:p/>
        </draw:connector>
        <draw:custom-shape draw:style-name="gr4" draw:text-style-name="P1" xml:id="id6" draw:id="id6" draw:layer="layout" svg:width="5.3cm" svg:height="2.2cm" svg:x="13cm" svg:y="5.6cm">
          <text:p text:style-name="P1">WebSocketClient</text:p>
          <text:p text:style-name="P1">factory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65cm" svg:y1="7.8cm" svg:x2="12.55cm" svg:y2="10.7cm" draw:start-shape="id6" draw:start-glue-point="2" draw:end-shape="id2" draw:end-glue-point="0" svg:d="m15650 7800v1450h-3100v1450" svg:viewBox="0 0 3101 2901">
          <text:p/>
        </draw:connector>
        <draw:custom-shape draw:style-name="gr1" draw:text-style-name="P1" xml:id="id8" draw:id="id8" draw:layer="layout" svg:width="3.3cm" svg:height="1.4cm" svg:x="4.6cm" svg:y="20.2cm">
          <text:p text:style-name="P1">mediaCall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8cm" svg:y1="26.3cm" svg:x2="6.25cm" svg:y2="21.6cm" draw:start-shape="id7" draw:start-glue-point="0" draw:end-shape="id8" draw:end-glue-point="2" svg:d="m5800 26300v-2350h450v-2350" svg:viewBox="0 0 451 4701">
          <text:p/>
        </draw:connector>
        <draw:custom-shape draw:style-name="gr1" draw:text-style-name="P1" xml:id="id10" draw:id="id10" draw:layer="layout" svg:width="2.7cm" svg:height="2cm" svg:x="11.6cm" svg:y="21.2cm">
          <text:p text:style-name="P1">config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2.9cm" svg:height="1.7cm" svg:x="13.1cm" svg:y="26.7cm">
          <text:p text:style-name="P1">hash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55cm" svg:y1="26.7cm" svg:x2="12.95cm" svg:y2="23.2cm" draw:start-shape="id9" draw:start-glue-point="0" draw:end-shape="id10" draw:end-glue-point="2" svg:d="m14550 26700v-1750h-1600v-1750" svg:viewBox="0 0 1601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mo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3T15:12:02</meta:creation-date>
    <dc:date>2013-05-23T15:28:01</dc:date>
    <meta:editing-duration>PT12M56S</meta:editing-duration>
    <meta:editing-cycles>6</meta:editing-cycles>
    <meta:generator>LibreOffice/4.0-2$Linux_X86_64 LibreOffice_project/400m0$Build-302</meta:generator>
    <meta:document-statistic meta:object-count="17"/>
  </office:meta>
</office:document-meta>
</file>